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ranj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float" office:value="1131281" calcext:value-type="float">
            <text:p>1131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ç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962" calcext:value-type="float">
            <text:p>10539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283" calcext:value-type="float">
            <text:p>11312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Linea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286" calcext:value-type="float">
            <text:p>11312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unto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1284" calcext:value-type="float">
            <text:p>11312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1279" calcext:value-type="float">
            <text:p>11312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junt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1277" calcext:value-type="float">
            <text:p>11312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0" loext:min-decimal-places="0"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10:51:43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23-10-06T10:54:59.759000000</dc:date>
    <meta:editing-duration>PT3M16S</meta:editing-duration>
    <meta:editing-cycles>1</meta:editing-cycles>
    <meta:document-statistic meta:table-count="1" meta:cell-count="42" meta:object-count="0"/>
  </office:meta>
</office:document-meta>
</file>